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2cm" svg:height="1.5cm" svg:x="5.423cm" svg:y="1.457cm">
          <text:p text:style-name="P1">PC</text:p>
        </draw:rect>
        <draw:rect draw:style-name="gr1" draw:text-style-name="P3" draw:layer="layout" svg:width="4cm" svg:height="2.5cm" svg:x="8.523cm" svg:y="2.257cm">
          <text:p text:style-name="P1"><text:span text:style-name="T1">Embedded</text:span></text:p>
          <text:p text:style-name="P1"><text:span text:style-name="T1">system (UDP receiver)</text:span></text:p>
        </draw:rect>
        <draw:rect draw:style-name="gr1" draw:text-style-name="P3" draw:layer="layout" svg:width="4cm" svg:height="2.5cm" svg:x="16.423cm" svg:y="2.257cm">
          <text:p text:style-name="P1"><text:span text:style-name="T1">Embedded</text:span></text:p>
          <text:p text:style-name="P1"><text:span text:style-name="T1">system</text:span></text:p>
          <text:p text:style-name="P1"><text:span text:style-name="T1">(UDP emitter)</text:span></text:p>
        </draw:rect>
        <draw:rect draw:style-name="gr1" draw:text-style-name="P3" draw:layer="layout" svg:width="0.5cm" svg:height="2cm" svg:x="16.723cm" svg:y="2.757cm">
          <text:p text:style-name="P1"><text:span text:style-name="T1">cIPS</text:span></text:p>
        </draw:rect>
        <draw:rect draw:style-name="gr1" draw:text-style-name="P3" draw:layer="layout" svg:width="3.5cm" svg:height="0.5cm" svg:x="8.823cm" svg:y="4.157cm">
          <text:p text:style-name="P1"><text:span text:style-name="T1">cIPS</text:span></text:p>
        </draw:rect>
        <draw:line draw:style-name="gr2" draw:text-style-name="P3" draw:layer="layout" svg:x1="1.423cm" svg:y1="4.457cm" svg:x2="8.923cm" svg:y2="4.457cm">
          <text:p text:style-name="P1"><text:span text:style-name="T1">TCP, ARP</text:span></text:p>
          <text:p text:style-name="P1"><text:span text:style-name="T1">Ping</text:span></text:p>
        </draw:line>
        <draw:line draw:style-name="gr3" draw:text-style-name="P2" draw:layer="layout" svg:x1="12.423cm" svg:y1="4.457cm" svg:x2="16.923cm" svg:y2="4.457cm">
          <text:p/>
        </draw:line>
        <draw:line draw:style-name="gr4" draw:text-style-name="P3" draw:layer="layout" svg:x1="13.923cm" svg:y1="3.957cm" svg:x2="14.923cm" svg:y2="3.957cm">
          <text:p text:style-name="P1"><text:span text:style-name="T1">UDP</text:span></text:p>
          <text:p text:style-name="P1"><text:span text:style-name="T1"/></text:p>
        </draw:line>
        <draw:line draw:style-name="gr2" draw:text-style-name="P3" draw:layer="layout" svg:x1="13.923cm" svg:y1="4.957cm" svg:x2="14.923cm" svg:y2="4.957cm">
          <text:p text:style-name="P1"><text:span text:style-name="T1">TCP</text:span></text:p>
          <text:p text:style-name="P1"><text:span text:style-name="T1"/></text:p>
        </draw:line>
        <draw:rect draw:style-name="gr1" draw:text-style-name="P2" draw:layer="layout" svg:width="2cm" svg:height="1.5cm" svg:x="2.423cm" svg:y="1.457cm">
          <text:p text:style-name="P1">PC</text:p>
        </draw:rect>
        <draw:rect draw:style-name="gr1" draw:text-style-name="P2" draw:layer="layout" svg:width="2cm" svg:height="1.5cm" svg:x="3.423cm" svg:y="5.457cm">
          <text:p text:style-name="P1">PC</text:p>
        </draw:rect>
        <draw:line draw:style-name="gr5" draw:text-style-name="P2" draw:layer="layout" svg:x1="3.423cm" svg:y1="2.957cm" svg:x2="3.423cm" svg:y2="4.457cm">
          <text:p/>
        </draw:line>
        <draw:line draw:style-name="gr5" draw:text-style-name="P2" draw:layer="layout" svg:x1="4.423cm" svg:y1="5.457cm" svg:x2="4.423cm" svg:y2="4.457cm">
          <text:p/>
        </draw:line>
        <draw:line draw:style-name="gr5" draw:text-style-name="P2" draw:layer="layout" svg:x1="6.423cm" svg:y1="2.957cm" svg:x2="6.423cm" svg:y2="4.457cm">
          <text:p/>
        </draw:line>
        <draw:rect draw:style-name="gr1" draw:text-style-name="P3" draw:layer="layout" svg:width="14cm" svg:height="0.5cm" svg:x="2.423cm" svg:y="9.457cm">
          <text:p text:style-name="P1"><text:span text:style-name="T1">Ethernet | <text:s/>IP <text:s/>| <text:s/>UDP | <text:s text:c="35"/>data</text:span></text:p>
        </draw:rect>
        <draw:rect draw:style-name="gr1" draw:text-style-name="P3" draw:layer="layout" svg:width="14cm" svg:height="0.5cm" svg:x="2.423cm" svg:y="11.257cm">
          <text:p text:style-name="P1"><text:span text:style-name="T1">Ethernet | <text:s/>IP <text:s/>| <text:s/>UDP | <text:s text:c="35"/>data</text:span></text:p>
        </draw:rect>
        <draw:rect draw:style-name="gr1" draw:text-style-name="P3" draw:layer="layout" svg:width="5cm" svg:height="0.5cm" svg:x="2.423cm" svg:y="8.457cm">
          <text:p text:style-name="P1"><text:span text:style-name="T1">measurement</text:span></text:p>
        </draw:rect>
        <draw:line draw:style-name="gr6" draw:text-style-name="P3" draw:layer="layout" svg:x1="7.423cm" svg:y1="8.457cm" svg:x2="11.423cm" svg:y2="9.457cm">
          <text:p text:style-name="P1"><text:span text:style-name="T1">Copy</text:span></text:p>
          <text:p text:style-name="P1"><text:span text:style-name="T1"/></text:p>
        </draw:line>
        <draw:line draw:style-name="gr7" draw:text-style-name="P3" draw:layer="layout" svg:x1="9.023cm" svg:y1="12.657cm" svg:x2="9.023cm" svg:y2="11.657cm">
          <text:p/>
        </draw:line>
        <draw:frame draw:style-name="gr8" draw:layer="layout" svg:width="4.147cm" svg:height="0.64cm" svg:x="6.976cm" svg:y="12.657cm">
          <draw:text-box>
            <text:p text:style-name="P1"><text:span text:style-name="T1">udp_get_data_pointer()</text:span></text:p>
          </draw:text-box>
        </draw:frame>
        <draw:line draw:style-name="gr7" draw:text-style-name="P3" draw:layer="layout" svg:x1="9.023cm" svg:y1="14.357cm" svg:x2="9.023cm" svg:y2="13.357cm">
          <text:p/>
        </draw:line>
        <draw:frame draw:style-name="gr8" draw:layer="layout" svg:width="1.81cm" svg:height="0.64cm" svg:x="8.077cm" svg:y="14.457cm">
          <draw:text-box>
            <text:p text:style-name="P1"><text:span text:style-name="T1">updat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57cm" fo:margin-bottom="0.454cm" fo:margin-left="0.423cm" fo:margin-right="0.48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2-04T10:35:03</meta:creation-date>
    <dc:date>2008-02-20T14:04:54</dc:date>
    <dc:language>en-CA</dc:language>
    <meta:editing-cycles>6</meta:editing-cycles>
    <meta:editing-duration>PT15M53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